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able_20_Contents">
      <style:text-properties officeooo:paragraph-rsid="00132996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35b93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weight="bold" officeooo:rsid="00518e06" style:font-weight-asian="bold" style:font-weight-complex="bold"/>
    </style:style>
    <style:style style:name="T5" style:family="text">
      <style:text-properties fo:font-size="12pt" officeooo:rsid="00246b53" style:font-size-asian="12pt" style:font-size-complex="12pt"/>
    </style:style>
    <style:style style:name="T6" style:family="text">
      <style:text-properties fo:font-size="12pt" officeooo:rsid="0040ae26" style:font-size-asian="12pt" style:font-size-complex="12pt"/>
    </style:style>
    <style:style style:name="T7" style:family="text">
      <style:text-properties fo:font-size="12pt" officeooo:rsid="00518e06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officeooo:rsid="001b7205"/>
    </style:style>
    <style:style style:name="T10" style:family="text">
      <style:text-properties officeooo:rsid="001c2620"/>
    </style:style>
    <style:style style:name="T11" style:family="text">
      <style:text-properties officeooo:rsid="001ebcb1"/>
    </style:style>
    <style:style style:name="T12" style:family="text">
      <style:text-properties officeooo:rsid="001ef92c"/>
    </style:style>
    <style:style style:name="T13" style:family="text">
      <style:text-properties officeooo:rsid="00246b53"/>
    </style:style>
    <style:style style:name="T14" style:family="text">
      <style:text-properties officeooo:rsid="002697ab"/>
    </style:style>
    <style:style style:name="T15" style:family="text">
      <style:text-properties officeooo:rsid="0028633e"/>
    </style:style>
    <style:style style:name="T16" style:family="text">
      <style:text-properties fo:font-size="14pt" officeooo:rsid="001b7205" style:font-size-asian="14pt" style:font-size-complex="14pt"/>
    </style:style>
    <style:style style:name="T17" style:family="text">
      <style:text-properties fo:font-size="14pt" officeooo:rsid="00079aa8" style:font-size-asian="14pt" style:font-size-complex="14pt"/>
    </style:style>
    <style:style style:name="T18" style:family="text">
      <style:text-properties fo:font-size="14pt" officeooo:rsid="002dad21" style:font-size-asian="14pt" style:font-size-complex="14pt"/>
    </style:style>
    <style:style style:name="T19" style:family="text">
      <style:text-properties fo:font-size="14pt" officeooo:rsid="002e1f4c" style:font-size-asian="14pt" style:font-size-complex="14pt"/>
    </style:style>
    <style:style style:name="T20" style:family="text">
      <style:text-properties fo:font-size="14pt" officeooo:rsid="003da85c" style:font-size-asian="14pt" style:font-size-complex="14pt"/>
    </style:style>
    <style:style style:name="T21" style:family="text">
      <style:text-properties fo:font-size="14pt" officeooo:rsid="0040ae26" style:font-size-asian="14pt" style:font-size-complex="14pt"/>
    </style:style>
    <style:style style:name="T22" style:family="text">
      <style:text-properties fo:font-size="14pt" officeooo:rsid="00518e06" style:font-size-asian="14pt" style:font-size-complex="14pt"/>
    </style:style>
    <style:style style:name="T23" style:family="text">
      <style:text-properties officeooo:rsid="002aee4a"/>
    </style:style>
    <style:style style:name="T24" style:family="text">
      <style:text-properties officeooo:rsid="002e1f4c"/>
    </style:style>
    <style:style style:name="T25" style:family="text">
      <style:text-properties officeooo:rsid="002e2d3e"/>
    </style:style>
    <style:style style:name="T26" style:family="text">
      <style:text-properties officeooo:rsid="002faa2e"/>
    </style:style>
    <style:style style:name="T27" style:family="text">
      <style:text-properties officeooo:rsid="0036e770"/>
    </style:style>
    <style:style style:name="T28" style:family="text">
      <style:text-properties officeooo:rsid="003e1a02"/>
    </style:style>
    <style:style style:name="T29" style:family="text">
      <style:text-properties officeooo:rsid="003fb077"/>
    </style:style>
    <style:style style:name="T30" style:family="text">
      <style:text-properties officeooo:rsid="003fbfb4"/>
    </style:style>
    <style:style style:name="T31" style:family="text">
      <style:text-properties officeooo:rsid="0041ae76"/>
    </style:style>
    <style:style style:name="T32" style:family="text">
      <style:text-properties officeooo:rsid="0043b810"/>
    </style:style>
    <style:style style:name="T33" style:family="text">
      <style:text-properties officeooo:rsid="00458d80"/>
    </style:style>
    <style:style style:name="T34" style:family="text">
      <style:text-properties officeooo:rsid="0048b904"/>
    </style:style>
    <style:style style:name="T35" style:family="text">
      <style:text-properties officeooo:rsid="00490e7b"/>
    </style:style>
    <style:style style:name="T36" style:family="text">
      <style:text-properties officeooo:rsid="004a8b6f"/>
    </style:style>
    <style:style style:name="T37" style:family="text">
      <style:text-properties officeooo:rsid="004c560a"/>
    </style:style>
    <style:style style:name="T38" style:family="text">
      <style:text-properties officeooo:rsid="004d5d8e"/>
    </style:style>
    <style:style style:name="T39" style:family="text">
      <style:text-properties officeooo:rsid="004daa32"/>
    </style:style>
    <style:style style:name="T40" style:family="text">
      <style:text-properties officeooo:rsid="004e9d99"/>
    </style:style>
    <style:style style:name="T41" style:family="text">
      <style:text-properties officeooo:rsid="00501ee3"/>
    </style:style>
    <style:style style:name="T42" style:family="text">
      <style:text-properties officeooo:rsid="00518e06"/>
    </style:style>
    <style:style style:name="T4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42">3</text:span></text:p>
      <text:p text:style-name="P2"><text:span text:style-name="T1">Materia: <text:tab/><text:tab/></text:span><text:span text:style-name="T4">Ingles Avanzada IX/X</text:span></text:p>
      <text:p text:style-name="P2"><text:span text:style-name="T2">Curso:<text:tab/><text:tab/><text:tab/>IT0</text:span><text:span text:style-name="T4">939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42">9</text:span>A. <text:span text:style-name="T42">9B, 9C, 10A</text:span></text:p>
      <text:p text:style-name="Standard"/>
      <text:p text:style-name="P14"><text:span text:style-name="Strong_20_Emphasis"><text:span text:style-name="T22">1P </text:span></text:span><text:span text:style-name="Strong_20_Emphasis"><text:span text:style-name="T16">Exa</text:span></text:span><text:span text:style-name="Strong_20_Emphasis"><text:span text:style-name="T20">m</text:span></text:span><text:span text:style-name="Strong_20_Emphasis"><text:span text:style-name="T17"> </text:span></text:span><text:span text:style-name="Strong_20_Emphasis"><text:span text:style-name="T18">[Factor = </text:span></text:span><text:span text:style-name="Strong_20_Emphasis"><text:span text:style-name="T22">xxx</text:span></text:span><text:span text:style-name="Strong_20_Emphasis"><text:span text:style-name="T18">]</text:span></text:span></text:p>
      <text:p text:style-name="P14"><text:span text:style-name="Strong_20_Emphasis"><text:span text:style-name="T5">Three (3) points awarded per subtask; subtasks evaluated on a scale of 0.0-1.0; </text:span></text:span><text:span text:style-name="Strong_20_Emphasis"><text:span text:style-name="T7">xx</text:span></text:span><text:span text:style-name="Strong_20_Emphasis"><text:span text:style-name="T5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3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3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3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9">Task 1 </text:span></text:span><text:span text:style-name="Strong_20_Emphasis"><text:span text:style-name="T27">(</text:span></text:span><text:span text:style-name="Strong_20_Emphasis"><text:span text:style-name="T30">9</text:span></text:span><text:span text:style-name="Strong_20_Emphasis"><text:span text:style-name="T27"> pts)</text:span></text:span></text:p>
                  <text:p text:style-name="P16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9"><text:span text:style-name="T29">R</text:span><text:span text:style-name="T11">esponse </text:span><text:span text:style-name="T10">provided: </text:span><text:span text:style-name="T11">a</text:span><text:span text:style-name="T28">) </text:span><text:span text:style-name="T31">compare engineering and </text:span><text:span text:style-name="T24">science; </text:span><text:span text:style-name="T31">b) </text:span><text:span text:style-name="T24"><text:s/></text:span><text:span text:style-name="T31">should be </text:span><text:span text:style-name="T28">ethically and morally responsible</text:span><text:span text:style-name="T24">?; </text:span><text:span text:style-name="T31">c1)</text:span><text:span text:style-name="T24"> </text:span><text:span text:style-name="T31">Asimov quote translation; c2) opinion on quote; </text:span><text:span text:style-name="T28">answers are </text:span><text:span text:style-name="T26">highly accurate</text:span></text:p>
                  <text:p text:style-name="P10"/>
                </table:table-cell>
                <table:table-cell table:style-name="Table1.A1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1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11">Task 2 </text:span></text:span><text:span text:style-name="Strong_20_Emphasis"><text:span text:style-name="T27">(6 pts)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9"><text:span text:style-name="T29">R</text:span><text:span text:style-name="T11">esponse </text:span><text:span text:style-name="T10">provided: </text:span><text:span text:style-name="T11">a</text:span><text:span text:style-name="T28">) </text:span><text:span text:style-name="T32">evolution to become a “normal science”; b) foundations of normal science limit the types of problems; </text:span><text:span text:style-name="T28">answers are </text:span><text:span text:style-name="T26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1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3"><text:span text:style-name="Strong_20_Emphasis"><text:span text:style-name="T8">T</text:span></text:span><text:span text:style-name="Strong_20_Emphasis"><text:span text:style-name="T12">ask 3 </text:span></text:span><text:span text:style-name="Strong_20_Emphasis"><text:span text:style-name="T27">(6 pts)</text:span></text:span></text:p>
                  <text:p text:style-name="P19"><text:span text:style-name="Strong_20_Emphasis"/></text:p>
                </table:table-cell>
                <table:table-cell table:style-name="Table1.A1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</text:span><text:span text:style-name="T33">define “wicked problems”; b) Why are wicked problems generally outside the bounds of normal science?; </text:span><text:span text:style-name="T24"><text:s/>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1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4 </text:span></text:span><text:span text:style-name="Strong_20_Emphasis"><text:span text:style-name="T27">(</text:span></text:span><text:span text:style-name="Strong_20_Emphasis"><text:span text:style-name="T30">9</text:span></text:span><text:span text:style-name="Strong_20_Emphasis"><text:span text:style-name="T27"> pts)</text:span></text:span></text:p>
                  <text:p text:style-name="P18"><text:span text:style-name="Strong_20_Emphasis"/></text:p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</text:span><text:span text:style-name="T34">why</text:span><text:span text:style-name="T28"> “academic voice”standard; </text:span><text:span text:style-name="T34">b) Strunk and White (Use definite, specific, concrete language) and (Omit needless words) define and example; </text:span><text:span text:style-name="T24"><text:s/></text:span><text:span text:style-name="T28">answers are </text:span><text:span text:style-name="T26">highly accurate</text:span></text:p>
                  <text:p text:style-name="P8"/>
                  <text:p text:style-name="P8"/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5"><text:span text:style-name="Strong_20_Emphasis"><text:span text:style-name="T14">Task </text:span></text:span><text:span text:style-name="Strong_20_Emphasis"><text:span text:style-name="T15">5 </text:span></text:span><text:span text:style-name="Strong_20_Emphasis"><text:span text:style-name="T27">(</text:span></text:span><text:span text:style-name="Strong_20_Emphasis"><text:span text:style-name="T30">6</text:span></text:span><text:span text:style-name="Strong_20_Emphasis"><text:span text:style-name="T27"> pts)</text:span></text:span></text:p>
                  <text:p text:style-name="P18"><text:soft-page-break/></text:p>
                </table:table-cell>
                <table:table-cell table:style-name="Table1.A1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why </text:span><text:soft-page-break/><text:span text:style-name="T28">“good” jargon is useful; </text:span><text:span text:style-name="T35">b) short example of “bad” jargon;</text:span><text:span text:style-name="T24"> 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4">T</text:span><text:span text:style-name="T10">he a</text:span>ccount provide<text:span text:style-name="T10">s</text:span> <text:soft-page-break/>complete information; <text:span text:style-name="T10">statements are complete, logical </text:span><text:span text:style-name="T23">and well-formed</text:span></text:p>
                </table:table-cell>
                <table:table-cell table:style-name="Table1.A1" office:value-type="string">
                  <text:p text:style-name="P11"><text:span text:style-name="T25">T</text:span>he account provides a <text:soft-page-break/>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6</text:span></text:span><text:span text:style-name="Strong_20_Emphasis"><text:span text:style-name="T15"> </text:span></text:span><text:span text:style-name="Strong_20_Emphasis"><text:span text:style-name="T27">(</text:span></text:span><text:span text:style-name="Strong_20_Emphasis"><text:span text:style-name="T30">9</text:span></text:span><text:span text:style-name="Strong_20_Emphasis"><text:span text:style-name="T27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organizational benefits from using SOPs; </text:span><text:span text:style-name="T36">b) translate excerpt from LANL SOP; </text:span><text:span text:style-name="T24"><text:s/>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7</text:span></text:span><text:span text:style-name="Strong_20_Emphasis"><text:span text:style-name="T15"> </text:span></text:span><text:span text:style-name="Strong_20_Emphasis"><text:span text:style-name="T27">(</text:span></text:span><text:span text:style-name="Strong_20_Emphasis"><text:span text:style-name="T30">9</text:span></text:span><text:span text:style-name="Strong_20_Emphasis"><text:span text:style-name="T27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type and size of organizations likely to use RFPs; </text:span><text:span text:style-name="T36">b) </text:span><text:span text:style-name="T24"><text:s/></text:span><text:span text:style-name="T37">t</text:span><text:span text:style-name="T24">ranslate </text:span><text:span text:style-name="T37">RFP </text:span><text:span text:style-name="T24">excerpt; 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8</text:span></text:span><text:span text:style-name="Strong_20_Emphasis"><text:span text:style-name="T15"> </text:span></text:span><text:span text:style-name="Strong_20_Emphasis"><text:span text:style-name="T27">(3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Compare and contrast research papers and white papers;</text:span><text:span text:style-name="T24"> 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9</text:span></text:span><text:span text:style-name="Strong_20_Emphasis"><text:span text:style-name="T15"> </text:span></text:span><text:span text:style-name="Strong_20_Emphasis"><text:span text:style-name="T27">(</text:span></text:span><text:span text:style-name="Strong_20_Emphasis"><text:span text:style-name="T30">6</text:span></text:span><text:span text:style-name="Strong_20_Emphasis"><text:span text:style-name="T27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three of the new features expected for 6G; </text:span><text:span text:style-name="T38">b) opinion on life with 6G;</text:span><text:span text:style-name="T24"> 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10</text:span></text:span><text:span text:style-name="Strong_20_Emphasis"><text:span text:style-name="T15"> </text:span></text:span><text:span text:style-name="Strong_20_Emphasis"><text:span text:style-name="T27">(3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</text:span><text:span text:style-name="T39">why </text:span><text:span text:style-name="T28">Git coupled with Github </text:span><text:span text:style-name="T39">will </text:span><text:span text:style-name="T28">help meet ISO 9001; 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11</text:span></text:span><text:span text:style-name="Strong_20_Emphasis"><text:span text:style-name="T15"> </text:span></text:span><text:span text:style-name="Strong_20_Emphasis"><text:span text:style-name="T27">(</text:span></text:span><text:span text:style-name="Strong_20_Emphasis"><text:span text:style-name="T30">3</text:span></text:span><text:span text:style-name="Strong_20_Emphasis"><text:span text:style-name="T27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</text:span><text:span text:style-name="T41">opinion on </text:span><text:span text:style-name="T40">AI as partnership for the translation industry;</text:span><text:span text:style-name="T24"> 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4">Task </text:span></text:span><text:span text:style-name="Strong_20_Emphasis"><text:span text:style-name="T30">12</text:span></text:span><text:span text:style-name="Strong_20_Emphasis"><text:span text:style-name="T15"> </text:span></text:span><text:span text:style-name="Strong_20_Emphasis"><text:span text:style-name="T27">(</text:span></text:span><text:span text:style-name="Strong_20_Emphasis"><text:span text:style-name="T30">6</text:span></text:span><text:span text:style-name="Strong_20_Emphasis"><text:span text:style-name="T27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9">R</text:span><text:span text:style-name="T11">esponse </text:span><text:span text:style-name="T10">provided: </text:span><text:span text:style-name="T11">a</text:span><text:span text:style-name="T28">) </text:span><text:span text:style-name="T40">define 10 vocab words English/Spanish; </text:span><text:span text:style-name="T24"><text:s/></text:span><text:span text:style-name="T28">answers are </text:span><text:span text:style-name="T26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4">T</text:span><text:span text:style-name="T10">he a</text:span>ccount provide<text:span text:style-name="T10">s</text:span> complete information; <text:span text:style-name="T10">statements are complete, logical </text:span><text:span text:style-name="T23">and well-formed</text:span></text:p>
                </table:table-cell>
                <table:table-cell table:style-name="Table1.A5" office:value-type="string">
                  <text:p text:style-name="P11"><text:span text:style-name="T25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01T20:44:56.574981710</dc:date>
    <meta:editing-duration>PT3H42M17S</meta:editing-duration>
    <meta:editing-cycles>62</meta:editing-cycles>
    <meta:generator>LibreOffice/7.3.7.2$Linux_X86_64 LibreOffice_project/30$Build-2</meta:generator>
    <meta:document-statistic meta:table-count="1" meta:image-count="1" meta:object-count="0" meta:page-count="2" meta:paragraph-count="60" meta:word-count="586" meta:character-count="3949" meta:non-whitespace-character-count="3407"/>
  </office:meta>
</office:document-meta>
</file>